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Pool2TargetSourceTests.testSetWhenExhausted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sPool2TargetSourceTests.testFunctio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Tests.testHitMaxSizeLoadedFrom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monsPool2TargetSourceTests.testFunctional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onsPool2TargetSourceTests.testHitMax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monsPool2TargetSourceTests.testConfig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onsPool2TargetSourceTests.testTargetSourceSerializableWithoutConfig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sPool2Target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sPool2TargetSourceTests.referenceIdentity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onsPool2TargetSourceTests.testFunctionalityWithNo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Pool2TargetSourceTests.testProxySerializableWithoutConfig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onsPool2TargetSourceTests.prepareTargetSource( CommonsPool2TargetSource targe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